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4514in" table:align="right" style:shadow="none"/>
    </style:style>
    <style:style style:name="Table1.A" style:family="table-column">
      <style:table-column-properties style:column-width="3.6431in"/>
    </style:style>
    <style:style style:name="Table1.B" style:family="table-column">
      <style:table-column-properties style:column-width="2.8083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text-properties style:font-name="Courier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ourier" fo:font-size="9pt" fo:font-weight="bold" style:font-size-asian="9pt" style:font-weight-asian="bold" style:font-size-complex="9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006600" style:font-name="Courier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9pt" style:font-size-asian="9pt" style:font-size-complex="9pt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 fo:break-before="column"/>
      <style:text-properties style:font-name="Courier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Georgia" fo:font-size="9pt" style:font-size-asian="9pt" style:font-size-complex="9pt"/>
    </style:style>
    <style:style style:name="P14" style:family="paragraph" style:parent-style-name="Table_20_Contents" style:list-style-name="L1">
      <style:paragraph-properties fo:text-align="start" style:justify-single-word="false"/>
      <style:text-properties style:font-name="Georgia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Courier1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Courier" fo:font-weight="normal" style:font-weight-asian="normal" style:font-weight-complex="normal"/>
    </style:style>
    <style:style style:name="T4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5c8526"/>
    </style:style>
    <style:style style:name="T6" style:family="text">
      <style:text-properties fo:color="#006600"/>
    </style:style>
    <style:style style:name="T7" style:family="text">
      <style:text-properties fo:color="#006600" style:font-name="Courier" fo:font-weight="bold" style:font-weight-asian="bold" style:font-weight-complex="bold"/>
    </style:style>
    <style:style style:name="T8" style:family="text">
      <style:text-properties fo:color="#006600" style:font-name="Courier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006600" fo:font-weight="bold" style:font-weight-asian="bold" style:font-weight-complex="bold"/>
    </style:style>
    <style:style style:name="T10" style:family="text">
      <style:text-properties style:font-name="Courier1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</text:span>__________________________ <text:s text:c="82"/><text:span text:style-name="T1">Net ID:</text:span> ________<text:span text:style-name="T1"><text:line-break/></text:span></text:p>
      <text:p text:style-name="P1">CSCI-UA.0002 – While Loops and Boolean Expressions</text:p>
      <text:p text:style-name="P3"/>
      <text:list xml:id="list5069614993512235647" text:style-name="L1">
        <text:list-item>
          <text:p text:style-name="P4">Write the output of each program in the space adjacent to it. <text:s/>If there is an error, indicate that an error will occur.</text:p>
          <text:list>
            <text:list-header>
              <text:p text:style-name="P5"/>
            </text:list-header>
            <text:list-item>
              <text:p text:style-name="P5">x, y = 0, 0</text:p>
              <text:p text:style-name="P5">while x &lt;= 2 or y &lt;= 4:</text:p>
              <text:p text:style-name="P5"><text:s text:c="4"/>x += 2</text:p>
              <text:p text:style-name="P11"><text:span text:style-name="T4"><text:s text:c="4"/>y += 2<text:line-break/> <text:s text:c="3"/>print(x, y)</text:span><text:line-break/><text:span text:style-name="T8">2 2</text:span></text:p>
              <text:p text:style-name="P8">4 4</text:p>
              <text:p text:style-name="P7"><text:span text:style-name="T6">6 6<text:line-break/></text:span></text:p>
            </text:list-item>
            <text:list-item>
              <text:p text:style-name="P5"># <text:span text:style-name="T1">assume that the user types in 2 when prompted for input</text:span><text:line-break/>start = input('plz enter a number\n&gt;')</text:p>
              <text:p text:style-name="P5">number = start</text:p>
              <text:p text:style-name="P5">while number &lt; 10:</text:p>
              <text:p text:style-name="P5"><text:s text:c="4"/>print(number)</text:p>
              <text:p text:style-name="P5"><text:s text:c="4"/>number += 3<text:line-break/><text:line-break/><text:span text:style-name="T9">Error (TypeError, comparing str to int in while loop condition)</text:span><text:line-break/><text:line-break/></text:p>
            </text:list-item>
            <text:list-item>
              <text:p text:style-name="P5">number = 1</text:p>
              <text:p text:style-name="P5">while number &lt; 5:</text:p>
              <text:p text:style-name="P5"><text:s text:c="4"/>if number &gt; 3:</text:p>
              <text:p text:style-name="P5"><text:s text:c="8"/>print('%s is too big' % (number))</text:p>
              <text:p text:style-name="P5"><text:s text:c="4"/>else:</text:p>
              <text:p text:style-name="P5"><text:s text:c="8"/>print(number * 'hi')</text:p>
              <text:p text:style-name="P5"><text:s text:c="4"/>number += 1<text:line-break/><text:span text:style-name="T9">hi</text:span></text:p>
              <text:p text:style-name="P5"><text:span text:style-name="T9">hihi</text:span></text:p>
              <text:p text:style-name="P5"><text:span text:style-name="T9">hihihi</text:span></text:p>
              <text:p text:style-name="P5"><text:span text:style-name="T9">4 is too big</text:span></text:p>
              <text:p text:style-name="P12"/>
            </text:list-item>
            <text:list-item>
              <text:p text:style-name="P6">x = 0</text:p>
              <text:p text:style-name="P6">while x != 5:</text:p>
              <text:p text:style-name="P6"><text:s text:c="4"/>print(x)</text:p>
              <text:p text:style-name="P6"><text:s text:c="4"/>x += 2<text:line-break/><text:span text:style-name="T5"><text:line-break/></text:span><text:span text:style-name="T9">infinite loop</text:span><text:line-break/></text:p>
            </text:list-item>
          </text:list>
        </text:list-item>
        <text:list-item>
          <text:p text:style-name="P14"><text:span text:style-name="T2">Fill in the blanks in the program below. 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It will continue to ask for numbers as long as the number entered meets one of the following conditions: <text:line-break/><text:line-break/>1. <text:span text:style-name="T2">it's even</text:span></text:p>
            <text:p text:style-name="P13"><text:span text:style-name="T2">2. it's equal to 7<text:line-break/><text:line-break/>Once the user enters a number that does not meet the above conditions, stop asking for numbers and then print out all of the numbers that have been entered. See example → </text:span></text:p>
          </table:table-cell>
          <table:table-cell table:style-name="Table1.A1" office:value-type="string">
            <text:p text:style-name="P15"># Example Output<text:line-break/>give me an even number (7 is ok too)</text:p>
            <text:p text:style-name="P15">&gt;62</text:p>
            <text:p text:style-name="P15">give me an even number (7 is ok too)</text:p>
            <text:p text:style-name="P15">&gt;7</text:p>
            <text:p text:style-name="P15">give me an even number (7 is ok too)</text:p>
            <text:p text:style-name="P15">&gt;8</text:p>
            <text:p text:style-name="P15">give me an even number (7 is ok too)</text:p>
            <text:p text:style-name="P15">&gt;123</text:p>
            <text:p text:style-name="P15">62 7 8</text:p>
          </table:table-cell>
        </table:table-row>
      </table:table>
      <text:list xml:id="list393571043" text:continue-numbering="true" text:style-name="L1">
        <text:list-header>
          <text:p text:style-name="P10"><text:span text:style-name="T2"><text:line-break/></text:span><text:span text:style-name="T3">all_numbers = ''</text:span></text:p>
          <text:p text:style-name="P10"><text:span text:style-name="T3"/></text:p>
          <text:p text:style-name="P11"><text:span text:style-name="T4">answer = int(input('give me an even number (7 is ok too)\n&gt;'))<text:line-break/><text:line-break/>while ___</text:span><text:span text:style-name="T8">answer == 7 or answer % 2 == 0</text:span><text:span text:style-name="T4">_________________:<text:line-break/> <text:s text:c="3"/><text:line-break/> <text:s text:c="3"/>all_numbers _____</text:span><text:span text:style-name="T8">all_numbers + str(answer) + ' '</text:span><text:span text:style-name="T4">_____________<text:line-break/></text:span><text:span text:style-name="T3"><text:line-break/> <text:s text:c="2"/></text:span><text:span text:style-name="T4">answer = int(input('give me an even number (7 is ok too)\n&gt;'))</text:span></text:p>
          <text:p text:style-name="P10"><text:span text:style-name="T3">print(all_numbers)</text:span></text:p>
        </text:list-header>
      </text:list>
      <text:p text:style-name="P9"><text:span text:style-name="T2"/></text:p>
      <text:list xml:id="list809931437" text:continue-numbering="true" text:style-name="L1">
        <text:list-item>
          <text:p text:style-name="P10"><text:span text:style-name="T2">Use DeMorgan's Laws and logical opposites to simply the boolean expression below:<text:line-break/><text:line-break/></text:span><text:span text:style-name="T10">while not (num &lt; 1 or num &gt; 6): # simplify this while loop's condition</text:span><text:span text:style-name="T2"> <text:line-break/></text:span><text:span text:style-name="T7">while num &gt;= 1 and num &lt;= 6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5-31T06:13:28</dc:date>
    <dc:creator>Joe Versoza</dc:creator>
    <meta:editing-duration>P1DT18H13M28S</meta:editing-duration>
    <meta:editing-cycles>29</meta:editing-cycles>
    <meta:generator>OpenOffice/4.1.1$Unix OpenOffice.org_project/411m6$Build-9775</meta:generator>
    <meta:document-statistic meta:table-count="1" meta:image-count="0" meta:object-count="0" meta:page-count="1" meta:paragraph-count="44" meta:word-count="343" meta:character-count="1847"/>
  </office:meta>
</office:document-meta>
</file>